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List</text:h>
      <text:p text:style-name="P2">In this example, the following numbered list will be completely removed from the document.</text:p>
      <delta:removed-content delta:removal-change-idref="D">
        <text:list text:style-name="L11">
          <text:list-item>
            <text:p text:style-name="P2"><text:span text:style-name="T1">This is item 1</text:span></text:p>
          </text:list-item>
          <text:list-item>
            <text:p text:style-name="P2"><text:span text:style-name="T1">This is item 2</text:span></text:p>
          </text:list-item>
        </text:list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54:59</dc:date>
    <meta:creation-date>2010-06-24T11:33:54</meta:creation-date>
    <dc:creator>Tristan Mitchell</dc:creator>
  </office:meta>
</office:document-meta>
</file>